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wis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Monospace" svg:font-family="Monospace" style:font-family-generic="swiss"/>
    <style:font-face style:name="Nimbus Sans" svg:font-family="'Nimbus Sans'" style:font-family-generic="swiss"/>
    <style:font-face style:name="Noto Sans Mono CJK SC" svg:font-family="'Noto Sans Mono CJK SC'" style:font-family-generic="modern" style:font-pitch="fixed"/>
    <style:font-face style:name="OpenSymbol" svg:font-family="OpenSymbol" style:font-family-generic="swiss"/>
    <style:font-face style:name="OpenSymbol1" svg:font-family="OpenSymbol" style:font-family-generic="system" style:font-pitch="variable"/>
    <style:font-face style:name="Source Han Sans CN" svg:font-family="'Source Han Sans CN'" style:font-family-generic="system" style:font-pitch="variable"/>
    <style:font-face style:name="Symbol" svg:font-family="Symbol" style:font-family-generic="system" style:font-pitch="variable"/>
  </office:font-face-decls>
  <office:automatic-styles>
    <style:style style:name="P1" style:family="paragraph" style:parent-style-name="Text_20_body">
      <style:text-properties officeooo:rsid="0010f9c9" officeooo:paragraph-rsid="0010f9c9"/>
    </style:style>
    <style:style style:name="P2" style:family="paragraph" style:parent-style-name="Frame_20_contents">
      <style:paragraph-properties ch2_options="{'Style': 'one-dark', 'Language': 'C', 'UseCharStyles': 1, 'LineNumberRatio': 100, 'LineNumberStart': 1, 'MasterCharStyle': '', 'ShowLineNumbers': 1, 'ColourizeBackground': 1, 'LineNumberSeparator': '  ', 'StoreOptionsWithSnippet': 1}"/>
      <style:text-properties style:use-window-font-color="true" loext:opacity="0%" fo:language="zxx" fo:country="none" fo:font-style="normal" style:text-underline-style="none" fo:font-weight="normal" officeooo:paragraph-rsid="0012d5bf" fo:background-color="transparent"/>
    </style:style>
    <style:style style:name="P3" style:family="paragraph" style:parent-style-name="Preformatted_20_Text">
      <style:paragraph-properties ch2_options="{'Style': 'one-dark', 'Language': 'C', 'UseCharStyles': 1, 'LineNumberRatio': 100, 'LineNumberStart': 1, 'MasterCharStyle': '', 'ShowLineNumbers': 1, 'ColourizeBackground': 1, 'LineNumberSeparator': '  ', 'StoreOptionsWithSnippet': 1}"/>
      <style:text-properties style:use-window-font-color="true" loext:opacity="0%" fo:language="zxx" fo:country="none" fo:font-style="normal" style:text-underline-style="none" fo:font-weight="normal" fo:background-color="transparent"/>
    </style:style>
    <style:style style:name="P4" style:family="paragraph" style:parent-style-name="Text_20_body">
      <style:text-properties officeooo:rsid="0012253b" officeooo:paragraph-rsid="0012253b"/>
    </style:style>
    <style:style style:name="P5" style:family="paragraph" style:parent-style-name="Text_20_body">
      <style:text-properties officeooo:rsid="0012d5bf" officeooo:paragraph-rsid="0012d5bf"/>
    </style:style>
    <style:style style:name="P6" style:family="paragraph" style:parent-style-name="Preformatted_20_Text">
      <style:paragraph-properties ch2_options="{'Style': 'one-dark', 'Language': 'C', 'UseCharStyles': 1, 'LineNumberRatio': 100, 'LineNumberStart': 1, 'MasterCharStyle': '', 'ShowLineNumbers': 1, 'ColourizeBackground': 1, 'LineNumberSeparator': '  ', 'StoreOptionsWithSnippet': 1}"/>
    </style:style>
    <style:style style:name="P7" style:family="paragraph" style:parent-style-name="Preformatted_20_Text">
      <style:paragraph-properties ch2_options="{'Style': 'one-dark', 'Language': 'C', 'UseCharStyles': 1, 'LineNumberRatio': 100, 'LineNumberStart': 1, 'MasterCharStyle': '', 'ShowLineNumbers': 1, 'ColourizeBackground': 1, 'LineNumberSeparator': '  ', 'StoreOptionsWithSnippet': 1}" fo:margin-top="0cm" fo:margin-bottom="0.499cm" style:contextual-spacing="false"/>
    </style:style>
    <style:style style:name="P8" style:family="paragraph" style:parent-style-name="Heading_20_2">
      <style:text-properties officeooo:rsid="0012253b" officeooo:paragraph-rsid="0012253b"/>
    </style:style>
    <style:style style:name="P9" style:family="paragraph" style:parent-style-name="Heading_20_3">
      <style:text-properties officeooo:rsid="0012d5bf" officeooo:paragraph-rsid="0012d5bf"/>
    </style:style>
    <style:style style:name="T1" style:family="text">
      <style:text-properties style:text-position="0% 100%" officeooo:rsid="0010fd76"/>
    </style:style>
    <style:style style:name="T2" style:family="text">
      <style:text-properties style:text-position="0% 100%" officeooo:rsid="0012253b"/>
    </style:style>
    <style:style style:name="T3" style:family="text">
      <style:text-properties style:text-position="super 58%" officeooo:rsid="0010fd76"/>
    </style:style>
    <style:style style:name="T4" style:family="text">
      <style:text-properties fo:color="#7f848e" loext:opacity="100%" fo:font-size="10pt"/>
    </style:style>
    <style:style style:name="T5" style:family="text">
      <style:text-properties fo:color="#7f848e" loext:opacity="100%" fo:font-size="10pt" fo:language="zxx" fo:country="none" fo:font-style="normal" style:text-underline-style="none" fo:font-weight="normal" fo:background-color="transparent" loext:char-shading-value="0"/>
    </style:style>
    <style:style style:name="T6" style:family="text">
      <style:text-properties fo:language="zxx" fo:country="none" fo:font-style="normal" style:text-underline-style="none" fo:font-weight="normal" fo:background-color="transparent" loext:char-shading-value="0"/>
    </style:style>
    <style:style style:name="T7" style:family="text">
      <style:text-properties fo:language="zxx" fo:country="none" fo:font-style="normal" style:text-underline-style="none" fo:background-color="transparent" loext:char-shading-value="0"/>
    </style:style>
    <style:style style:name="fr1" style:family="graphic" style:parent-style-name="Frame">
      <style:graphic-properties style:wrap="parallel" style:number-wrapped-paragraphs="no-limit" style:vertical-pos="middle" style:vertical-rel="baseline" style:horizontal-pos="from-left" style:horizontal-rel="paragraph" fo:background-color="#282c34" style:background-transparency="0%" draw:fill="solid" draw:fill-color="#282c34" draw: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473715301" text:style-name="WWNum3">
        <text:list-item>
          <text:h text:style-name="Heading_20_2" text:outline-level="2">Library Development in C</text:h>
        </text:list-item>
      </text:list>
      <text:p text:style-name="P1">All of the logic for the core library has been completed, so now the only thing that remains to do, library-wise, is to implement the code in C. One extra file that needs to be created is the fractions module. This is part of the Python standard library, but there is no such thing in C. I have implemented everything that I require for the fractions in a file named fraction.c<text:span text:style-name="T3">[1]</text:span><text:span text:style-name="T1">. All of the library files use functions which are in utils.c</text:span><text:span text:style-name="T3">[2]</text:span><text:span text:style-name="T1">. All other files, m.c</text:span><text:span text:style-name="T3">[3]</text:span><text:span text:style-name="T1"> and matrix.c</text:span><text:span text:style-name="T3">[4]</text:span><text:span text:style-name="T1"> are copied directly from the python. </text:span><text:span text:style-name="T2">There are, in reality, two matrix files: fraction_matrix.c and m_matrix.c. These are functionally identical, however they correspond to different types and so must be separate functions.</text:span><text:span text:style-name="T1"> The only differences </text:span><text:span text:style-name="T2">between the C files and the Python files</text:span><text:span text:style-name="T1"> are that now some functions return an int error code, and modify data passed by reference to the function.</text:span></text:p>
      <text:list xml:id="list91708233589945" text:continue-numbering="true" text:style-name="WWNum3">
        <text:list-item>
          <text:h text:style-name="P8" text:outline-level="2">Simplex Solver Development</text:h>
        </text:list-item>
      </text:list>
      <text:p text:style-name="P4">I now need to reimplement the simplex solver in C. I will not write separate functions for the Fraction and M types, and will only use M types for the simplex solver. This sacrifices some memory efficiency but this should not be major.</text:p>
      <text:list text:style-name="WWNum2">
        <text:list-item>
          <text:list>
            <text:list-item>
              <text:list>
                <text:list-item>
                  <text:h text:style-name="P9" text:outline-level="3">Problems during code translation</text:h>
                </text:list-item>
              </text:list>
            </text:list-item>
          </text:list>
        </text:list-item>
      </text:list>
      <text:p text:style-name="P5">During translating the code over to C, I found that some memory inside the matrix was becoming a NULL pointer. This initially confused me – I tracked the error down to the `pivot_column` function. This function looks as though it is unable to modify the matrix in any way.</text:p>
      <text:p text:style-name="P5"><draw:frame draw:style-name="fr1" draw:name="Frame1" text:anchor-type="as-char" svg:width="16.736cm" draw:z-index="0"><draw:text-box fo:min-height="7.643cm"><text:p text:style-name="P2"><text:span text:style-name="ch2_5f_onedark.Keyword.Type"><text:span text:style-name="T4"><text:s/>1 <text:s/></text:span></text:span><text:span text:style-name="ch2_5f_onedark.Keyword.Type">int</text:span><text:span text:style-name="ch2_5f_onedark.Text.Whitespace"> </text:span><text:span text:style-name="ch2_5f_onedark.Name.Function">pivot_column</text:span><text:span text:style-name="ch2_5f_onedark.Punctuation">(</text:span><text:span text:style-name="ch2_5f_onedark.Name">M_Matrix</text:span><text:span text:style-name="ch2_5f_onedark.Text.Whitespace"> </text:span><text:span text:style-name="ch2_5f_onedark.Operator">*</text:span><text:span text:style-name="ch2_5f_onedark.Name">matrix</text:span><text:span text:style-name="ch2_5f_onedark.Punctuation">,</text:span><text:span text:style-name="ch2_5f_onedark.Text.Whitespace"> </text:span><text:span text:style-name="ch2_5f_onedark.Keyword.Type">int</text:span><text:span text:style-name="ch2_5f_onedark.Text.Whitespace"> </text:span><text:span text:style-name="ch2_5f_onedark.Name">objective_row</text:span><text:span text:style-name="ch2_5f_onedark.Punctuation">)</text:span><text:span text:style-name="ch2_5f_onedark.Text.Whitespace"> </text:span><text:span text:style-name="ch2_5f_onedark.Punctuation">{</text:span></text:p><text:p text:style-name="P2"><text:span text:style-name="ch2_5f_onedark.Text.Whitespace"><text:span text:style-name="T4"><text:s/>2 <text:s/></text:span></text:span><text:span text:style-name="ch2_5f_onedark.Text.Whitespace"><text:tab/></text:span><text:span text:style-name="ch2_5f_onedark.Name">M</text:span><text:span text:style-name="ch2_5f_onedark.Text.Whitespace"> </text:span><text:span text:style-name="ch2_5f_onedark.Operator">*</text:span><text:span text:style-name="ch2_5f_onedark.Name">min_val</text:span><text:span text:style-name="ch2_5f_onedark.Text.Whitespace"> </text:span><text:span text:style-name="ch2_5f_onedark.Operator">=</text:span><text:span text:style-name="ch2_5f_onedark.Text.Whitespace"> </text:span><text:span text:style-name="ch2_5f_onedark.Name">M_Matrix_get</text:span><text:span text:style-name="ch2_5f_onedark.Punctuation">(</text:span><text:span text:style-name="ch2_5f_onedark.Name">matrix</text:span><text:span text:style-name="ch2_5f_onedark.Punctuation">,</text:span><text:span text:style-name="ch2_5f_onedark.Text.Whitespace"> </text:span><text:span text:style-name="ch2_5f_onedark.Name">objective_row</text:span><text:span text:style-name="ch2_5f_onedark.Punctuation">,</text:span><text:span text:style-name="ch2_5f_onedark.Text.Whitespace"> </text:span><text:span text:style-name="ch2_5f_onedark.Literal.Number.Integer">0</text:span><text:span text:style-name="ch2_5f_onedark.Punctuation">);</text:span></text:p><text:p text:style-name="P2"><text:span text:style-name="ch2_5f_onedark.Text.Whitespace"><text:span text:style-name="T4"><text:s/>3 <text:s/></text:span></text:span><text:span text:style-name="ch2_5f_onedark.Text.Whitespace"><text:tab/></text:span></text:p><text:p text:style-name="P2"><text:span text:style-name="ch2_5f_onedark.Text.Whitespace"><text:span text:style-name="T4"><text:s/>4 <text:s/></text:span></text:span><text:span text:style-name="ch2_5f_onedark.Text.Whitespace"><text:tab/></text:span><text:span text:style-name="ch2_5f_onedark.Keyword.Type">int</text:span><text:span text:style-name="ch2_5f_onedark.Text.Whitespace"> </text:span><text:span text:style-name="ch2_5f_onedark.Name">_</text:span><text:span text:style-name="ch2_5f_onedark.Text.Whitespace"> </text:span><text:span text:style-name="ch2_5f_onedark.Operator">=</text:span><text:span text:style-name="ch2_5f_onedark.Text.Whitespace"> </text:span><text:span text:style-name="ch2_5f_onedark.Literal.Number.Integer">0</text:span><text:span text:style-name="ch2_5f_onedark.Punctuation">;</text:span><text:span text:style-name="ch2_5f_onedark.Text.Whitespace"> </text:span></text:p><text:p text:style-name="P2"><text:span text:style-name="ch2_5f_onedark.Text.Whitespace"><text:span text:style-name="T4"><text:s/>5 <text:s/></text:span></text:span><text:span text:style-name="ch2_5f_onedark.Text.Whitespace"><text:tab/></text:span><text:span text:style-name="ch2_5f_onedark.Name">sign_correct_indices</text:span><text:span text:style-name="ch2_5f_onedark.Punctuation">(</text:span><text:span text:style-name="ch2_5f_onedark.Operator">&amp;</text:span><text:span text:style-name="ch2_5f_onedark.Name">objective_row</text:span><text:span text:style-name="ch2_5f_onedark.Punctuation">,</text:span><text:span text:style-name="ch2_5f_onedark.Text.Whitespace"> </text:span><text:span text:style-name="ch2_5f_onedark.Operator">&amp;</text:span><text:span text:style-name="ch2_5f_onedark.Name">_</text:span><text:span text:style-name="ch2_5f_onedark.Punctuation">,</text:span><text:span text:style-name="ch2_5f_onedark.Text.Whitespace"> </text:span><text:span text:style-name="ch2_5f_onedark.Name">matrix</text:span><text:span text:style-name="ch2_5f_onedark.Operator">-&gt;</text:span><text:span text:style-name="ch2_5f_onedark.Name">rows</text:span><text:span text:style-name="ch2_5f_onedark.Punctuation">,</text:span><text:span text:style-name="ch2_5f_onedark.Text.Whitespace"> </text:span><text:span text:style-name="ch2_5f_onedark.Name">matrix</text:span><text:span text:style-name="ch2_5f_onedark.Operator">-&gt;</text:span><text:span text:style-name="ch2_5f_onedark.Name">cols</text:span><text:span text:style-name="ch2_5f_onedark.Punctuation">);</text:span><text:span text:style-name="ch2_5f_onedark.Text.Whitespace"> </text:span></text:p><text:p text:style-name="P2"><text:span text:style-name="ch2_5f_onedark.Text.Whitespace"><text:span text:style-name="T4"><text:s/>6 <text:s/></text:span></text:span><text:span text:style-name="ch2_5f_onedark.Text.Whitespace"><text:tab/></text:span><text:span text:style-name="ch2_5f_onedark.Name">M</text:span><text:span text:style-name="ch2_5f_onedark.Text.Whitespace"> </text:span><text:span text:style-name="ch2_5f_onedark.Operator">*</text:span><text:span text:style-name="ch2_5f_onedark.Name">temp</text:span><text:span text:style-name="ch2_5f_onedark.Text.Whitespace"> </text:span><text:span text:style-name="ch2_5f_onedark.Operator">=</text:span><text:span text:style-name="ch2_5f_onedark.Text.Whitespace"> </text:span><text:span text:style-name="ch2_5f_onedark.Name">malloc</text:span><text:span text:style-name="ch2_5f_onedark.Punctuation">(</text:span><text:span text:style-name="ch2_5f_onedark.Keyword">sizeof</text:span><text:span text:style-name="ch2_5f_onedark.Punctuation">(</text:span><text:span text:style-name="ch2_5f_onedark.Name">M</text:span><text:span text:style-name="ch2_5f_onedark.Punctuation">));</text:span><text:span text:style-name="ch2_5f_onedark.Text.Whitespace"> <text:s/></text:span></text:p><text:p text:style-name="P2"><text:span text:style-name="ch2_5f_onedark.Text.Whitespace"><text:span text:style-name="T4"><text:s/>7 <text:s/></text:span></text:span><text:span text:style-name="ch2_5f_onedark.Text.Whitespace"><text:tab/></text:span></text:p><text:p text:style-name="P2"><text:span text:style-name="ch2_5f_onedark.Text.Whitespace"><text:span text:style-name="T4"><text:s/>8 <text:s/></text:span></text:span><text:span text:style-name="ch2_5f_onedark.Text.Whitespace"><text:tab/></text:span><text:span text:style-name="ch2_5f_onedark.Keyword">for</text:span><text:span text:style-name="ch2_5f_onedark.Text.Whitespace"> </text:span><text:span text:style-name="ch2_5f_onedark.Punctuation">(</text:span><text:span text:style-name="ch2_5f_onedark.Keyword.Type">int</text:span><text:span text:style-name="ch2_5f_onedark.Text.Whitespace"> </text:span><text:span text:style-name="ch2_5f_onedark.Name">i</text:span><text:span text:style-name="ch2_5f_onedark.Text.Whitespace"> </text:span><text:span text:style-name="ch2_5f_onedark.Operator">=</text:span><text:span text:style-name="ch2_5f_onedark.Text.Whitespace"> </text:span><text:span text:style-name="ch2_5f_onedark.Literal.Number.Integer">0</text:span><text:span text:style-name="ch2_5f_onedark.Punctuation">;</text:span><text:span text:style-name="ch2_5f_onedark.Text.Whitespace"> </text:span><text:span text:style-name="ch2_5f_onedark.Name">i</text:span><text:span text:style-name="ch2_5f_onedark.Text.Whitespace"> </text:span><text:span text:style-name="ch2_5f_onedark.Operator">&lt;</text:span><text:span text:style-name="ch2_5f_onedark.Text.Whitespace"> </text:span><text:span text:style-name="ch2_5f_onedark.Name">matrix</text:span><text:span text:style-name="ch2_5f_onedark.Operator">-&gt;</text:span><text:span text:style-name="ch2_5f_onedark.Name">cols</text:span><text:span text:style-name="ch2_5f_onedark.Punctuation">;</text:span><text:span text:style-name="ch2_5f_onedark.Text.Whitespace"> </text:span><text:span text:style-name="ch2_5f_onedark.Name">i</text:span><text:span text:style-name="ch2_5f_onedark.Operator">++</text:span><text:span text:style-name="ch2_5f_onedark.Punctuation">)</text:span><text:span text:style-name="ch2_5f_onedark.Text.Whitespace"> </text:span><text:span text:style-name="ch2_5f_onedark.Punctuation">{</text:span><text:span text:style-name="ch2_5f_onedark.Text.Whitespace"> </text:span></text:p><text:p text:style-name="P2"><text:span text:style-name="ch2_5f_onedark.Text.Whitespace"><text:span text:style-name="T4"><text:s/>9 <text:s/></text:span></text:span><text:span text:style-name="ch2_5f_onedark.Text.Whitespace"><text:tab/><text:tab/></text:span><text:span text:style-name="ch2_5f_onedark.Name">temp</text:span><text:span text:style-name="ch2_5f_onedark.Text.Whitespace"> </text:span><text:span text:style-name="ch2_5f_onedark.Operator">=</text:span><text:span text:style-name="ch2_5f_onedark.Text.Whitespace"> </text:span><text:span text:style-name="ch2_5f_onedark.Name">M_Matrix_get</text:span><text:span text:style-name="ch2_5f_onedark.Punctuation">(</text:span><text:span text:style-name="ch2_5f_onedark.Name">matrix</text:span><text:span text:style-name="ch2_5f_onedark.Punctuation">,</text:span><text:span text:style-name="ch2_5f_onedark.Text.Whitespace"> </text:span><text:span text:style-name="ch2_5f_onedark.Name">objective_row</text:span><text:span text:style-name="ch2_5f_onedark.Punctuation">,</text:span><text:span text:style-name="ch2_5f_onedark.Text.Whitespace"> </text:span><text:span text:style-name="ch2_5f_onedark.Name">i</text:span><text:span text:style-name="ch2_5f_onedark.Punctuation">);</text:span><text:span text:style-name="ch2_5f_onedark.Text.Whitespace"> </text:span></text:p><text:p text:style-name="P2"><text:span text:style-name="ch2_5f_onedark.Text.Whitespace"><text:span text:style-name="T4">10 <text:s/></text:span></text:span><text:span text:style-name="ch2_5f_onedark.Text.Whitespace"><text:tab/><text:tab/></text:span><text:span text:style-name="ch2_5f_onedark.Keyword">if</text:span><text:span text:style-name="ch2_5f_onedark.Text.Whitespace"> </text:span><text:span text:style-name="ch2_5f_onedark.Punctuation">(</text:span><text:span text:style-name="ch2_5f_onedark.Name">M_lt_M</text:span><text:span text:style-name="ch2_5f_onedark.Punctuation">(</text:span><text:span text:style-name="ch2_5f_onedark.Name">temp</text:span><text:span text:style-name="ch2_5f_onedark.Punctuation">,</text:span><text:span text:style-name="ch2_5f_onedark.Text.Whitespace"> </text:span><text:span text:style-name="ch2_5f_onedark.Name">min_val</text:span><text:span text:style-name="ch2_5f_onedark.Punctuation">))</text:span><text:span text:style-name="ch2_5f_onedark.Text.Whitespace"> </text:span><text:span text:style-name="ch2_5f_onedark.Punctuation">{</text:span><text:span text:style-name="ch2_5f_onedark.Text.Whitespace"> </text:span></text:p><text:p text:style-name="P2"><text:span text:style-name="ch2_5f_onedark.Text.Whitespace"><text:span text:style-name="T4">11 <text:s/></text:span></text:span><text:span text:style-name="ch2_5f_onedark.Text.Whitespace"><text:tab/><text:tab/><text:tab/></text:span><text:span text:style-name="ch2_5f_onedark.Name">min_val</text:span><text:span text:style-name="ch2_5f_onedark.Text.Whitespace"> </text:span><text:span text:style-name="ch2_5f_onedark.Operator">=</text:span><text:span text:style-name="ch2_5f_onedark.Text.Whitespace"> </text:span><text:span text:style-name="ch2_5f_onedark.Name">temp</text:span><text:span text:style-name="ch2_5f_onedark.Punctuation">;</text:span><text:span text:style-name="ch2_5f_onedark.Text.Whitespace"> </text:span></text:p><text:p text:style-name="P2"><text:span text:style-name="ch2_5f_onedark.Text.Whitespace"><text:tab/><text:tab/><text:tab/></text:span><text:span text:style-name="ch2_5f_onedark.Name">_</text:span><text:span text:style-name="ch2_5f_onedark.Text.Whitespace"> </text:span><text:span text:style-name="ch2_5f_onedark.Operator">=</text:span><text:span text:style-name="ch2_5f_onedark.Text.Whitespace"> </text:span><text:span text:style-name="ch2_5f_onedark.Name">i</text:span><text:span text:style-name="ch2_5f_onedark.Punctuation">;</text:span><text:span text:style-name="ch2_5f_onedark.Text.Whitespace"> </text:span></text:p><text:p text:style-name="P2"><text:span text:style-name="ch2_5f_onedark.Text.Whitespace"><text:span text:style-name="T4">12 <text:s/></text:span></text:span><text:span text:style-name="ch2_5f_onedark.Text.Whitespace"><text:tab/><text:tab/></text:span><text:span text:style-name="ch2_5f_onedark.Punctuation">}</text:span><text:span text:style-name="ch2_5f_onedark.Text.Whitespace"> </text:span></text:p><text:p text:style-name="P2"><text:span text:style-name="ch2_5f_onedark.Text.Whitespace"><text:span text:style-name="T4">13 <text:s/></text:span></text:span><text:span text:style-name="ch2_5f_onedark.Text.Whitespace"><text:tab/></text:span><text:span text:style-name="ch2_5f_onedark.Punctuation">}</text:span></text:p><text:p text:style-name="P2"><text:span text:style-name="ch2_5f_onedark.Text.Whitespace"><text:span text:style-name="T4">14 <text:s/></text:span></text:span></text:p><text:p text:style-name="P2"><text:span text:style-name="ch2_5f_onedark.Text.Whitespace"><text:span text:style-name="T4">15 <text:s/></text:span></text:span><text:span text:style-name="ch2_5f_onedark.Text.Whitespace"><text:tab/></text:span><text:span text:style-name="ch2_5f_onedark.Name">free_m</text:span><text:span text:style-name="ch2_5f_onedark.Punctuation">(</text:span><text:span text:style-name="ch2_5f_onedark.Name">temp</text:span><text:span text:style-name="ch2_5f_onedark.Punctuation">);</text:span><text:span text:style-name="ch2_5f_onedark.Text.Whitespace"> </text:span></text:p><text:p text:style-name="P2"><text:span text:style-name="ch2_5f_onedark.Text.Whitespace"><text:span text:style-name="T4">16 <text:s/></text:span></text:span><text:span text:style-name="ch2_5f_onedark.Text.Whitespace"><text:tab/></text:span><text:span text:style-name="ch2_5f_onedark.Keyword">return</text:span><text:span text:style-name="ch2_5f_onedark.Text.Whitespace"> </text:span><text:span text:style-name="ch2_5f_onedark.Name">_</text:span><text:span text:style-name="ch2_5f_onedark.Punctuation">;</text:span><text:span text:style-name="ch2_5f_onedark.Text.Whitespace"> </text:span></text:p><text:p text:style-name="P2"><text:span text:style-name="ch2_5f_onedark.Punctuation"><text:span text:style-name="T4">17 <text:s/></text:span></text:span><text:span text:style-name="ch2_5f_onedark.Punctuation">}</text:span></text:p></draw:text-box></draw:frame>It turned out to be because of the `temp` value. Freeing this value at the end of the function was a mistake – freeing `temp` makes the pointer that `min_val` represents NULL. `min_val` points to a value in the matrix. Making this pointer <text:soft-page-break/>NULL makes the value in the matrix also NULL. The fixed and modified code is shown below:</text:p>
      <text:p text:style-name="P5"><draw:frame draw:style-name="fr1" draw:name="Frame2" text:anchor-type="as-char" svg:width="16.635cm" draw:z-index="1"><draw:text-box fo:min-height="6.583cm"><text:p text:style-name="P6"><text:span text:style-name="ch2_5f_onedark.Keyword.Type"><text:span text:style-name="T5"><text:s/>1 <text:s/></text:span></text:span><text:span text:style-name="ch2_5f_onedark.Keyword.Type"><text:span text:style-name="T6">int</text:span></text:span><text:span text:style-name="ch2_5f_onedark.Text.Whitespace"><text:span text:style-name="T6"> </text:span></text:span><text:span text:style-name="ch2_5f_onedark.Name.Function"><text:span text:style-name="T7">pivot_column</text:span></text:span><text:span text:style-name="ch2_5f_onedark.Punctuation"><text:span text:style-name="T6">(</text:span></text:span><text:span text:style-name="ch2_5f_onedark.Name"><text:span text:style-name="T6">M_Matrix</text:span></text:span><text:span text:style-name="ch2_5f_onedark.Text.Whitespace"><text:span text:style-name="T6"> </text:span></text:span><text:span text:style-name="ch2_5f_onedark.Operator"><text:span text:style-name="T6">*</text:span></text:span><text:span text:style-name="ch2_5f_onedark.Name"><text:span text:style-name="T6">matrix</text:span></text:span><text:span text:style-name="ch2_5f_onedark.Punctuation"><text:span text:style-name="T6">,</text:span></text:span><text:span text:style-name="ch2_5f_onedark.Text.Whitespace"><text:span text:style-name="T6"> </text:span></text:span><text:span text:style-name="ch2_5f_onedark.Keyword.Type"><text:span text:style-name="T6">int</text:span></text:span><text:span text:style-name="ch2_5f_onedark.Text.Whitespace"><text:span text:style-name="T6"> </text:span></text:span><text:span text:style-name="ch2_5f_onedark.Name"><text:span text:style-name="T6">objective_row</text:span></text:span><text:span text:style-name="ch2_5f_onedark.Punctuation"><text:span text:style-name="T6">)</text:span></text:span><text:span text:style-name="ch2_5f_onedark.Text.Whitespace"><text:span text:style-name="T6"> </text:span></text:span><text:span text:style-name="ch2_5f_onedark.Punctuation"><text:span text:style-name="T6">{</text:span></text:span></text:p><text:p text:style-name="P6"><text:span text:style-name="ch2_5f_onedark.Text.Whitespace"><text:span text:style-name="T5"><text:s/>2 <text:s/></text:span></text:span><text:span text:style-name="ch2_5f_onedark.Text.Whitespace"><text:span text:style-name="T6"><text:s text:c="4"/></text:span></text:span><text:span text:style-name="ch2_5f_onedark.Name"><text:span text:style-name="T6">M</text:span></text:span><text:span text:style-name="ch2_5f_onedark.Text.Whitespace"><text:span text:style-name="T6"> </text:span></text:span><text:span text:style-name="ch2_5f_onedark.Operator"><text:span text:style-name="T6">*</text:span></text:span><text:span text:style-name="ch2_5f_onedark.Name"><text:span text:style-name="T6">min_val</text:span></text:span><text:span text:style-name="ch2_5f_onedark.Text.Whitespace"><text:span text:style-name="T6"> </text:span></text:span><text:span text:style-name="ch2_5f_onedark.Operator"><text:span text:style-name="T6">=</text:span></text:span><text:span text:style-name="ch2_5f_onedark.Text.Whitespace"><text:span text:style-name="T6"> </text:span></text:span><text:span text:style-name="ch2_5f_onedark.Name"><text:span text:style-name="T6">M_Matrix_get</text:span></text:span><text:span text:style-name="ch2_5f_onedark.Punctuation"><text:span text:style-name="T6">(</text:span></text:span><text:span text:style-name="ch2_5f_onedark.Name"><text:span text:style-name="T6">matrix</text:span></text:span><text:span text:style-name="ch2_5f_onedark.Punctuation"><text:span text:style-name="T6">,</text:span></text:span><text:span text:style-name="ch2_5f_onedark.Text.Whitespace"><text:span text:style-name="T6"> </text:span></text:span><text:span text:style-name="ch2_5f_onedark.Name"><text:span text:style-name="T6">objective_row</text:span></text:span><text:span text:style-name="ch2_5f_onedark.Punctuation"><text:span text:style-name="T6">,</text:span></text:span><text:span text:style-name="ch2_5f_onedark.Text.Whitespace"><text:span text:style-name="T6"> </text:span></text:span><text:span text:style-name="ch2_5f_onedark.Literal.Number.Integer"><text:span text:style-name="T6">0</text:span></text:span><text:span text:style-name="ch2_5f_onedark.Punctuation"><text:span text:style-name="T6">);</text:span></text:span></text:p><text:p text:style-name="P3"><text:span text:style-name="ch2_5f_onedark.Text.Whitespace"><text:span text:style-name="T4"><text:s/>3 <text:s/></text:span></text:span></text:p><text:p text:style-name="P6"><text:span text:style-name="ch2_5f_onedark.Text.Whitespace"><text:span text:style-name="T5"><text:s/>4 <text:s/></text:span></text:span><text:span text:style-name="ch2_5f_onedark.Text.Whitespace"><text:span text:style-name="T6"><text:s text:c="4"/></text:span></text:span><text:span text:style-name="ch2_5f_onedark.Keyword.Type"><text:span text:style-name="T6">int</text:span></text:span><text:span text:style-name="ch2_5f_onedark.Text.Whitespace"><text:span text:style-name="T6"> </text:span></text:span><text:span text:style-name="ch2_5f_onedark.Name"><text:span text:style-name="T6">_</text:span></text:span><text:span text:style-name="ch2_5f_onedark.Text.Whitespace"><text:span text:style-name="T6"> </text:span></text:span><text:span text:style-name="ch2_5f_onedark.Operator"><text:span text:style-name="T6">=</text:span></text:span><text:span text:style-name="ch2_5f_onedark.Text.Whitespace"><text:span text:style-name="T6"> </text:span></text:span><text:span text:style-name="ch2_5f_onedark.Literal.Number.Integer"><text:span text:style-name="T6">0</text:span></text:span><text:span text:style-name="ch2_5f_onedark.Punctuation"><text:span text:style-name="T6">;</text:span></text:span></text:p><text:p text:style-name="P6"><text:span text:style-name="ch2_5f_onedark.Text.Whitespace"><text:span text:style-name="T5"><text:s/>5 <text:s/></text:span></text:span><text:span text:style-name="ch2_5f_onedark.Text.Whitespace"><text:span text:style-name="T6"><text:s text:c="4"/></text:span></text:span><text:span text:style-name="ch2_5f_onedark.Name"><text:span text:style-name="T6">sign_correct_indices</text:span></text:span><text:span text:style-name="ch2_5f_onedark.Punctuation"><text:span text:style-name="T6">(</text:span></text:span><text:span text:style-name="ch2_5f_onedark.Operator"><text:span text:style-name="T6">&amp;</text:span></text:span><text:span text:style-name="ch2_5f_onedark.Name"><text:span text:style-name="T6">objective_row</text:span></text:span><text:span text:style-name="ch2_5f_onedark.Punctuation"><text:span text:style-name="T6">,</text:span></text:span><text:span text:style-name="ch2_5f_onedark.Text.Whitespace"><text:span text:style-name="T6"> </text:span></text:span><text:span text:style-name="ch2_5f_onedark.Operator"><text:span text:style-name="T6">&amp;</text:span></text:span><text:span text:style-name="ch2_5f_onedark.Name"><text:span text:style-name="T6">_</text:span></text:span><text:span text:style-name="ch2_5f_onedark.Punctuation"><text:span text:style-name="T6">,</text:span></text:span><text:span text:style-name="ch2_5f_onedark.Text.Whitespace"><text:span text:style-name="T6"> </text:span></text:span><text:span text:style-name="ch2_5f_onedark.Name"><text:span text:style-name="T6">matrix</text:span></text:span><text:span text:style-name="ch2_5f_onedark.Operator"><text:span text:style-name="T6">-&gt;</text:span></text:span><text:span text:style-name="ch2_5f_onedark.Name"><text:span text:style-name="T6">rows</text:span></text:span><text:span text:style-name="ch2_5f_onedark.Punctuation"><text:span text:style-name="T6">,</text:span></text:span><text:span text:style-name="ch2_5f_onedark.Text.Whitespace"><text:span text:style-name="T6"> </text:span></text:span><text:span text:style-name="ch2_5f_onedark.Name"><text:span text:style-name="T6">matrix</text:span></text:span><text:span text:style-name="ch2_5f_onedark.Operator"><text:span text:style-name="T6">-&gt;</text:span></text:span><text:span text:style-name="ch2_5f_onedark.Name"><text:span text:style-name="T6">cols</text:span></text:span><text:span text:style-name="ch2_5f_onedark.Punctuation"><text:span text:style-name="T6">);</text:span></text:span></text:p><text:p text:style-name="P3"><text:span text:style-name="ch2_5f_onedark.Text.Whitespace"><text:span text:style-name="T4"><text:s/>6 <text:s/></text:span></text:span></text:p><text:p text:style-name="P6"><text:span text:style-name="ch2_5f_onedark.Text.Whitespace"><text:span text:style-name="T5"><text:s/>7 <text:s/></text:span></text:span><text:span text:style-name="ch2_5f_onedark.Text.Whitespace"><text:span text:style-name="T6"><text:s text:c="4"/></text:span></text:span><text:span text:style-name="ch2_5f_onedark.Keyword"><text:span text:style-name="T6">for</text:span></text:span><text:span text:style-name="ch2_5f_onedark.Text.Whitespace"><text:span text:style-name="T6"> </text:span></text:span><text:span text:style-name="ch2_5f_onedark.Punctuation"><text:span text:style-name="T6">(</text:span></text:span><text:span text:style-name="ch2_5f_onedark.Keyword.Type"><text:span text:style-name="T6">int</text:span></text:span><text:span text:style-name="ch2_5f_onedark.Text.Whitespace"><text:span text:style-name="T6"> </text:span></text:span><text:span text:style-name="ch2_5f_onedark.Name"><text:span text:style-name="T6">i</text:span></text:span><text:span text:style-name="ch2_5f_onedark.Text.Whitespace"><text:span text:style-name="T6"> </text:span></text:span><text:span text:style-name="ch2_5f_onedark.Operator"><text:span text:style-name="T6">=</text:span></text:span><text:span text:style-name="ch2_5f_onedark.Text.Whitespace"><text:span text:style-name="T6"> </text:span></text:span><text:span text:style-name="ch2_5f_onedark.Literal.Number.Integer"><text:span text:style-name="T6">0</text:span></text:span><text:span text:style-name="ch2_5f_onedark.Punctuation"><text:span text:style-name="T6">;</text:span></text:span><text:span text:style-name="ch2_5f_onedark.Text.Whitespace"><text:span text:style-name="T6"> </text:span></text:span><text:span text:style-name="ch2_5f_onedark.Name"><text:span text:style-name="T6">i</text:span></text:span><text:span text:style-name="ch2_5f_onedark.Text.Whitespace"><text:span text:style-name="T6"> </text:span></text:span><text:span text:style-name="ch2_5f_onedark.Operator"><text:span text:style-name="T6">&lt;</text:span></text:span><text:span text:style-name="ch2_5f_onedark.Text.Whitespace"><text:span text:style-name="T6"> </text:span></text:span><text:span text:style-name="ch2_5f_onedark.Name"><text:span text:style-name="T6">matrix</text:span></text:span><text:span text:style-name="ch2_5f_onedark.Operator"><text:span text:style-name="T6">-&gt;</text:span></text:span><text:span text:style-name="ch2_5f_onedark.Name"><text:span text:style-name="T6">cols</text:span></text:span><text:span text:style-name="ch2_5f_onedark.Punctuation"><text:span text:style-name="T6">;</text:span></text:span><text:span text:style-name="ch2_5f_onedark.Text.Whitespace"><text:span text:style-name="T6"> </text:span></text:span><text:span text:style-name="ch2_5f_onedark.Name"><text:span text:style-name="T6">i</text:span></text:span><text:span text:style-name="ch2_5f_onedark.Operator"><text:span text:style-name="T6">++</text:span></text:span><text:span text:style-name="ch2_5f_onedark.Punctuation"><text:span text:style-name="T6">)</text:span></text:span><text:span text:style-name="ch2_5f_onedark.Text.Whitespace"><text:span text:style-name="T6"> </text:span></text:span><text:span text:style-name="ch2_5f_onedark.Punctuation"><text:span text:style-name="T6">{</text:span></text:span></text:p><text:p text:style-name="P6"><text:span text:style-name="ch2_5f_onedark.Text.Whitespace"><text:span text:style-name="T5"><text:s/>8 <text:s/></text:span></text:span><text:span text:style-name="ch2_5f_onedark.Text.Whitespace"><text:span text:style-name="T6"><text:s text:c="8"/></text:span></text:span><text:span text:style-name="ch2_5f_onedark.Name"><text:span text:style-name="T6">M</text:span></text:span><text:span text:style-name="ch2_5f_onedark.Text.Whitespace"><text:span text:style-name="T6"> </text:span></text:span><text:span text:style-name="ch2_5f_onedark.Operator"><text:span text:style-name="T6">*</text:span></text:span><text:span text:style-name="ch2_5f_onedark.Name"><text:span text:style-name="T6">temp</text:span></text:span><text:span text:style-name="ch2_5f_onedark.Text.Whitespace"><text:span text:style-name="T6"> </text:span></text:span><text:span text:style-name="ch2_5f_onedark.Operator"><text:span text:style-name="T6">=</text:span></text:span><text:span text:style-name="ch2_5f_onedark.Text.Whitespace"><text:span text:style-name="T6"> </text:span></text:span><text:span text:style-name="ch2_5f_onedark.Name"><text:span text:style-name="T6">M_Matrix_get</text:span></text:span><text:span text:style-name="ch2_5f_onedark.Punctuation"><text:span text:style-name="T6">(</text:span></text:span><text:span text:style-name="ch2_5f_onedark.Name"><text:span text:style-name="T6">matrix</text:span></text:span><text:span text:style-name="ch2_5f_onedark.Punctuation"><text:span text:style-name="T6">,</text:span></text:span><text:span text:style-name="ch2_5f_onedark.Text.Whitespace"><text:span text:style-name="T6"> </text:span></text:span><text:span text:style-name="ch2_5f_onedark.Name"><text:span text:style-name="T6">objective_row</text:span></text:span><text:span text:style-name="ch2_5f_onedark.Punctuation"><text:span text:style-name="T6">,</text:span></text:span><text:span text:style-name="ch2_5f_onedark.Text.Whitespace"><text:span text:style-name="T6"> </text:span></text:span><text:span text:style-name="ch2_5f_onedark.Name"><text:span text:style-name="T6">i</text:span></text:span><text:span text:style-name="ch2_5f_onedark.Punctuation"><text:span text:style-name="T6">);</text:span></text:span></text:p><text:p text:style-name="P6"><text:span text:style-name="ch2_5f_onedark.Text.Whitespace"><text:span text:style-name="T5"><text:s/>9 <text:s/></text:span></text:span><text:span text:style-name="ch2_5f_onedark.Text.Whitespace"><text:span text:style-name="T6"><text:s text:c="8"/></text:span></text:span><text:span text:style-name="ch2_5f_onedark.Keyword"><text:span text:style-name="T6">if</text:span></text:span><text:span text:style-name="ch2_5f_onedark.Text.Whitespace"><text:span text:style-name="T6"> </text:span></text:span><text:span text:style-name="ch2_5f_onedark.Punctuation"><text:span text:style-name="T6">(</text:span></text:span><text:span text:style-name="ch2_5f_onedark.Name"><text:span text:style-name="T6">M_lt_M</text:span></text:span><text:span text:style-name="ch2_5f_onedark.Punctuation"><text:span text:style-name="T6">(</text:span></text:span><text:span text:style-name="ch2_5f_onedark.Name"><text:span text:style-name="T6">temp</text:span></text:span><text:span text:style-name="ch2_5f_onedark.Punctuation"><text:span text:style-name="T6">,</text:span></text:span><text:span text:style-name="ch2_5f_onedark.Text.Whitespace"><text:span text:style-name="T6"> </text:span></text:span><text:span text:style-name="ch2_5f_onedark.Name"><text:span text:style-name="T6">min_val</text:span></text:span><text:span text:style-name="ch2_5f_onedark.Punctuation"><text:span text:style-name="T6">))</text:span></text:span><text:span text:style-name="ch2_5f_onedark.Text.Whitespace"><text:span text:style-name="T6"> </text:span></text:span><text:span text:style-name="ch2_5f_onedark.Punctuation"><text:span text:style-name="T6">{</text:span></text:span></text:p><text:p text:style-name="P6"><text:span text:style-name="ch2_5f_onedark.Text.Whitespace"><text:span text:style-name="T5">10 <text:s/></text:span></text:span><text:span text:style-name="ch2_5f_onedark.Text.Whitespace"><text:span text:style-name="T6"><text:s text:c="12"/></text:span></text:span><text:span text:style-name="ch2_5f_onedark.Name"><text:span text:style-name="T6">min_val</text:span></text:span><text:span text:style-name="ch2_5f_onedark.Text.Whitespace"><text:span text:style-name="T6"> </text:span></text:span><text:span text:style-name="ch2_5f_onedark.Operator"><text:span text:style-name="T6">=</text:span></text:span><text:span text:style-name="ch2_5f_onedark.Text.Whitespace"><text:span text:style-name="T6"> </text:span></text:span><text:span text:style-name="ch2_5f_onedark.Name"><text:span text:style-name="T6">temp</text:span></text:span><text:span text:style-name="ch2_5f_onedark.Punctuation"><text:span text:style-name="T6">;</text:span></text:span></text:p><text:p text:style-name="P6"><text:span text:style-name="ch2_5f_onedark.Text.Whitespace"><text:span text:style-name="T5">11 <text:s/></text:span></text:span><text:span text:style-name="ch2_5f_onedark.Text.Whitespace"><text:span text:style-name="T6"><text:s text:c="12"/></text:span></text:span><text:span text:style-name="ch2_5f_onedark.Name"><text:span text:style-name="T6">_</text:span></text:span><text:span text:style-name="ch2_5f_onedark.Text.Whitespace"><text:span text:style-name="T6"> </text:span></text:span><text:span text:style-name="ch2_5f_onedark.Operator"><text:span text:style-name="T6">=</text:span></text:span><text:span text:style-name="ch2_5f_onedark.Text.Whitespace"><text:span text:style-name="T6"> </text:span></text:span><text:span text:style-name="ch2_5f_onedark.Name"><text:span text:style-name="T6">i</text:span></text:span><text:span text:style-name="ch2_5f_onedark.Punctuation"><text:span text:style-name="T6">;</text:span></text:span></text:p><text:p text:style-name="P6"><text:span text:style-name="ch2_5f_onedark.Text.Whitespace"><text:span text:style-name="T5">12 <text:s/></text:span></text:span><text:span text:style-name="ch2_5f_onedark.Text.Whitespace"><text:span text:style-name="T6"><text:s text:c="8"/></text:span></text:span><text:span text:style-name="ch2_5f_onedark.Punctuation"><text:span text:style-name="T6">}</text:span></text:span></text:p><text:p text:style-name="P6"><text:span text:style-name="ch2_5f_onedark.Text.Whitespace"><text:span text:style-name="T5">13 <text:s/></text:span></text:span><text:span text:style-name="ch2_5f_onedark.Text.Whitespace"><text:span text:style-name="T6"><text:s text:c="4"/></text:span></text:span><text:span text:style-name="ch2_5f_onedark.Punctuation"><text:span text:style-name="T6">}</text:span></text:span></text:p><text:p text:style-name="P3"><text:span text:style-name="ch2_5f_onedark.Text.Whitespace"><text:span text:style-name="T4">14 <text:s/></text:span></text:span></text:p><text:p text:style-name="P6"><text:span text:style-name="ch2_5f_onedark.Text.Whitespace"><text:span text:style-name="T5">15 <text:s/></text:span></text:span><text:span text:style-name="ch2_5f_onedark.Text.Whitespace"><text:span text:style-name="T6"><text:s text:c="4"/></text:span></text:span><text:span text:style-name="ch2_5f_onedark.Keyword"><text:span text:style-name="T6">return</text:span></text:span><text:span text:style-name="ch2_5f_onedark.Text.Whitespace"><text:span text:style-name="T6"> </text:span></text:span><text:span text:style-name="ch2_5f_onedark.Name"><text:span text:style-name="T6">_</text:span></text:span><text:span text:style-name="ch2_5f_onedark.Punctuation"><text:span text:style-name="T6">;</text:span></text:span></text:p><text:p text:style-name="P7"><text:span text:style-name="ch2_5f_onedark.Punctuation"><text:span text:style-name="T5">16 <text:s/></text:span></text:span><text:span text:style-name="ch2_5f_onedark.Punctuation"><text:span text:style-name="T6">}</text:span></text:span></text:p></draw:text-box></draw:frame></text:p>
      <text:p text:style-name="P5">The main differences are that `temp` is no longer freed, and that it is assigned in the loop.</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wis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Monospace" svg:font-family="Monospace" style:font-family-generic="swiss"/>
    <style:font-face style:name="Nimbus Sans" svg:font-family="'Nimbus Sans'" style:font-family-generic="swiss"/>
    <style:font-face style:name="Noto Sans Mono CJK SC" svg:font-family="'Noto Sans Mono CJK SC'" style:font-family-generic="modern" style:font-pitch="fixed"/>
    <style:font-face style:name="OpenSymbol" svg:font-family="OpenSymbol" style:font-family-generic="swiss"/>
    <style:font-face style:name="OpenSymbol1" svg:font-family="OpenSymbol" style:font-family-generic="system" style:font-pitch="variable"/>
    <style:font-face style:name="Source Han Sans CN" svg:font-family="'Source Han Sans CN'"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imbus Sans" fo:font-size="12pt" fo:language="en" fo:country="GB"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Nimbus Sans" fo:font-size="12pt" fo:language="en" fo:country="GB"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Nimbus Sans" fo:font-family="'Nimbus Sans'" style:font-family-generic="swiss" fo:font-size="12pt" fo:language="en" fo:country="GB" style:letter-kerning="true"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start" style:justify-single-word="false" style:writing-mode="lr-tb"/>
      <style:text-properties style:font-name="Cantarell" fo:font-family="Cantarell" style:font-family-generic="swiss"/>
    </style:style>
    <style:style style:name="List" style:family="paragraph" style:parent-style-name="Text_20_body" style:class="list">
      <style:text-properties style:font-name="Nimbus Sans" fo:font-family="'Nimbus Sans'" style:font-family-generic="swis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Nimbus Sans" fo:font-family="'Nimbus Sans'" style:font-family-generic="swis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Nimbus Sans" fo:font-family="'Nimbus Sans'" style:font-family-generic="swiss" fo:language="zxx" fo:country="none" style:language-asian="zxx" style:country-asian="none" style:font-name-complex="Droid Sans Devanagari" style:font-family-complex="'Droid Sans Devanagari'"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list-style-name="WWNum3" style:list-level="1" style:class="text">
      <style:paragraph-properties fo:margin-top="0.423cm" fo:margin-bottom="0.212cm" style:contextual-spacing="false" fo:text-align="start" style:justify-single-word="false" style:writing-mode="lr-tb"/>
      <style:text-properties fo:color="#5983b0" loext:opacity="100%" style:font-name="Cantarell" fo:font-family="Cantarell" style:font-family-generic="swiss" fo:font-size="18pt" style:text-underline-style="solid" style:text-underline-width="auto" style:text-underline-color="font-color" fo:font-weight="normal" fo:background-color="transparent" style:font-size-asian="18pt" style:font-weight-asian="normal" style:font-size-complex="18pt" style:font-weight-complex="normal"/>
    </style:style>
    <style:style style:name="Heading_20_2" style:display-name="Heading 2" style:family="paragraph" style:parent-style-name="Heading" style:next-style-name="Text_20_body" style:default-outline-level="2" style:list-style-name="WWNum3" style:list-level="2" style:class="text">
      <style:paragraph-properties fo:margin-top="0.353cm" fo:margin-bottom="0.212cm" style:contextual-spacing="false" fo:text-align="start" style:justify-single-word="false" style:writing-mode="lr-tb"/>
      <style:text-properties style:font-name="Cantarell" fo:font-family="Cantarell" style:font-family-generic="swiss" fo:font-size="16pt" fo:font-weight="normal" style:font-size-asian="16pt" style:font-weight-asian="normal" style:font-size-complex="16pt" style:font-weight-complex="normal"/>
    </style:style>
    <style:style style:name="Heading_20_3" style:display-name="Heading 3" style:family="paragraph" style:parent-style-name="Heading" style:next-style-name="Text_20_body" style:default-outline-level="3" style:list-style-name="WWNum2" style:list-level="3" style:class="text">
      <style:paragraph-properties fo:margin-top="0.247cm" fo:margin-bottom="0.212cm" style:contextual-spacing="false"/>
      <style:text-properties fo:color="#5983b0" loext:opacity="100%" style:font-name="Cantarell" fo:font-family="Cantarell" style:font-family-generic="swiss" fo:font-size="14pt" style:text-underline-style="solid" style:text-underline-width="auto" style:text-underline-color="font-color" fo:font-weight="normal" style:font-size-asian="14pt" style:font-weight-asian="normal" style:font-size-complex="14pt" style:font-weight-complex="normal"/>
    </style:style>
    <style:style style:name="Heading_20_4" style:display-name="Heading 4" style:family="paragraph" style:parent-style-name="Heading" style:next-style-name="Text_20_body" style:default-outline-level="4" style:list-style-name="WWNum1" style:list-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writing-mode="lr-tb"/>
      <style:text-properties style:font-name="Cantarell" fo:font-family="Cantarell" style:font-family-generic="swiss" fo:font-size="28pt" style:text-underline-style="solid" style:text-underline-width="auto" style:text-underline-color="font-color" fo:font-weight="normal" style:font-size-asian="28pt" style:font-weight-asian="normal" style:font-size-complex="28pt" style:font-weight-complex="normal"/>
    </style:style>
    <style:style style:name="Quotations" style:family="paragraph" style:parent-style-name="Standard" style:class="html">
      <style:paragraph-properties fo:margin-left="0cm" fo:margin-right="1cm" fo:margin-top="0cm" fo:margin-bottom="0cm" style:contextual-spacing="false" fo:text-indent="0cm" style:auto-text-indent="false"/>
      <style:text-properties style:font-name="Cantarell" fo:font-family="Cantarell" style:font-family-generic="swiss" fo:font-size="8pt" fo:font-style="normal" style:font-size-asian="8pt" style:font-style-asian="normal" style:font-size-complex="8pt" style:font-style-complex="normal"/>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fo:color="#000000" loext:opacity="100%" style:text-outline="false" style:text-line-through-style="none" style:text-line-through-type="none" style:font-name="Cantarell" fo:font-family="Cantarell"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text-properties style:font-name="Monospace" fo:font-family="Monospace" style:font-family-generic="swis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family-generic="swis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ch2_5f_onedark" style:display-name="ch2_onedark" style:family="text">
      <style:text-properties fo:color="#abb2bf" loext:opacity="100%"/>
    </style:style>
    <style:style style:name="ch2_5f_onedark.Keyword" style:display-name="ch2_onedark.Keyword" style:family="text" style:parent-style-name="ch2_5f_onedark">
      <style:text-properties fo:color="#c678dd" loext:opacity="100%"/>
    </style:style>
    <style:style style:name="ch2_5f_onedark.Keyword.Type" style:display-name="ch2_onedark.Keyword.Type" style:family="text" style:parent-style-name="ch2_5f_onedark.Keyword">
      <style:text-properties fo:color="#e5c07b" loext:opacity="100%"/>
    </style:style>
    <style:style style:name="ch2_5f_onedark.Literal" style:display-name="ch2_onedark.Literal" style:family="text" style:parent-style-name="ch2_5f_onedark"/>
    <style:style style:name="ch2_5f_onedark.Literal.Number" style:display-name="ch2_onedark.Literal.Number" style:family="text" style:parent-style-name="ch2_5f_onedark.Literal">
      <style:text-properties fo:color="#d19a66" loext:opacity="100%"/>
    </style:style>
    <style:style style:name="ch2_5f_onedark.Literal.Number.Integer" style:display-name="ch2_onedark.Literal.Number.Integer" style:family="text" style:parent-style-name="ch2_5f_onedark.Literal.Number"/>
    <style:style style:name="ch2_5f_onedark.Name" style:display-name="ch2_onedark.Name" style:family="text" style:parent-style-name="ch2_5f_onedark">
      <style:text-properties fo:color="#e06c75" loext:opacity="100%"/>
    </style:style>
    <style:style style:name="ch2_5f_onedark.Name.Function" style:display-name="ch2_onedark.Name.Function" style:family="text" style:parent-style-name="ch2_5f_onedark.Name">
      <style:text-properties fo:color="#61afef" loext:opacity="100%" fo:font-weight="bold"/>
    </style:style>
    <style:style style:name="ch2_5f_onedark.Operator" style:display-name="ch2_onedark.Operator" style:family="text" style:parent-style-name="ch2_5f_onedark">
      <style:text-properties fo:color="#56b6c2" loext:opacity="100%"/>
    </style:style>
    <style:style style:name="ch2_5f_onedark.Punctuation" style:display-name="ch2_onedark.Punctuation" style:family="text" style:parent-style-name="ch2_5f_onedark">
      <style:text-properties fo:color="#abb2bf" loext:opacity="100%"/>
    </style:style>
    <style:style style:name="ch2_5f_onedark.Text" style:display-name="ch2_onedark.Text" style:family="text" style:parent-style-name="ch2_5f_onedark"/>
    <style:style style:name="ch2_5f_onedark.Text.Whitespace" style:display-name="ch2_onedark.Text.Whitespace" style:family="text" style:parent-style-name="ch2_5f_onedark.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
        <style:list-level-properties text:list-level-position-and-space-mode="label-alignment">
          <style:list-level-label-alignment text:label-followed-by="nothing"/>
        </style:list-level-properties>
      </text:list-level-style-number>
      <text:list-level-style-number text:level="2" text:style-name="ListLabel_20_83" loext:num-list-format="%2%" style:num-format="">
        <style:list-level-properties text:list-level-position-and-space-mode="label-alignment">
          <style:list-level-label-alignment text:label-followed-by="nothing"/>
        </style:list-level-properties>
      </text:list-level-style-number>
      <text:list-level-style-number text:level="3" text:style-name="ListLabel_20_84" loext:num-list-format="%3%" style:num-format="">
        <style:list-level-properties text:list-level-position-and-space-mode="label-alignment">
          <style:list-level-label-alignment text:label-followed-by="nothing"/>
        </style:list-level-properties>
      </text:list-level-style-number>
      <text:list-level-style-number text:level="4" text:style-name="ListLabel_20_85" loext:num-list-format="%4%" style:num-format="">
        <style:list-level-properties text:list-level-position-and-space-mode="label-alignment">
          <style:list-level-label-alignment text:label-followed-by="nothing"/>
        </style:list-level-properties>
      </text:list-level-style-number>
      <text:list-level-style-number text:level="5" text:style-name="ListLabel_20_86" loext:num-list-format="%5%" style:num-format="">
        <style:list-level-properties text:list-level-position-and-space-mode="label-alignment">
          <style:list-level-label-alignment text:label-followed-by="nothing"/>
        </style:list-level-properties>
      </text:list-level-style-number>
      <text:list-level-style-number text:level="6" text:style-name="ListLabel_20_87" loext:num-list-format="%6%" style:num-format="">
        <style:list-level-properties text:list-level-position-and-space-mode="label-alignment">
          <style:list-level-label-alignment text:label-followed-by="nothing"/>
        </style:list-level-properties>
      </text:list-level-style-number>
      <text:list-level-style-number text:level="7" text:style-name="ListLabel_20_88" loext:num-list-format="%7%" style:num-format="">
        <style:list-level-properties text:list-level-position-and-space-mode="label-alignment">
          <style:list-level-label-alignment text:label-followed-by="nothing"/>
        </style:list-level-properties>
      </text:list-level-style-number>
      <text:list-level-style-number text:level="8" text:style-name="ListLabel_20_89" loext:num-list-format="%8%" style:num-format="">
        <style:list-level-properties text:list-level-position-and-space-mode="label-alignment">
          <style:list-level-label-alignment text:label-followed-by="nothing"/>
        </style:list-level-properties>
      </text:list-level-style-number>
      <text:list-level-style-number text:level="9" text:style-name="ListLabel_20_9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07cm" fo:margin-left="0cm" fo:margin-right="0cm" fo:margin-bottom="0.907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5T13:07:20</meta:creation-date>
    <dc:language>en-GB</dc:language>
    <dc:date>2023-02-14T14:03:22.965973058</dc:date>
    <meta:editing-cycles>66</meta:editing-cycles>
    <meta:editing-duration>P6DT18H2M13S</meta:editing-duration>
    <meta:generator>LibreOffice/7.4.2.3$Linux_X86_64 LibreOffice_project/40$Build-3</meta:generator>
    <meta:document-statistic meta:table-count="0" meta:image-count="0" meta:object-count="0" meta:page-count="2" meta:paragraph-count="43" meta:word-count="468" meta:character-count="2836" meta:non-whitespace-character-count="2245"/>
    <meta:user-defined meta:name="AppVersion">15.0000</meta:user-defined>
  </office:meta>
</office:document-meta>
</file>